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75581B7AAB6C05A2CD8.png" manifest:media-type="image/png"/>
  <manifest:file-entry manifest:full-path="Pictures/100002010000080000000755FEA9D9DF1A9B456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3" style:family="text">
      <style:text-properties fo:font-variant="normal" fo:text-transform="none" fo:color="#0277bd" style:text-line-through-style="none" style:text-line-through-type="none" style:text-position="0% 100%" style:font-name="Lato" fo:font-size="17pt" fo:letter-spacing="normal" fo:font-style="normal" style:text-underline-style="solid" style:text-underline-width="auto" style:text-underline-color="font-color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f46524" style:text-line-through-style="none" style:text-line-through-type="none" style:text-position="0% 100%" style:font-name="Lato" fo:font-size="21pt" fo:letter-spacing="normal" fo:font-style="normal" style:text-underline-style="none" fo:font-weight="bold" style:font-name-asian="Lato" style:font-size-asian="21pt" style:font-style-asian="normal" style:font-weight-asian="bold" style:font-name-complex="Lato" style:font-size-complex="2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8" style:family="text">
      <style:text-properties fo:font-variant="normal" fo:text-transform="none" fo:color="#0277bd" style:text-line-through-style="none" style:text-line-through-type="none" style:text-position="0% 100%" style:font-name="Lato" fo:font-size="16pt" fo:letter-spacing="normal" fo:font-style="normal" style:text-underline-style="solid" style:text-underline-width="auto" style:text-underline-color="font-color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9" style:family="text">
      <style:text-properties fo:font-variant="normal" fo:text-transform="none" fo:color="#0277bd" style:text-line-through-style="none" style:text-line-through-type="none" style:text-position="0% 100%" style:font-name="Raleway" fo:font-size="30pt" fo:letter-spacing="normal" fo:font-style="normal" style:text-underline-style="solid" style:text-underline-width="auto" style:text-underline-color="font-color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italic" style:text-underline-style="none" fo:font-weight="normal" style:font-name-asian="Lato" style:font-size-asian="16pt" style:font-style-asian="italic" style:font-weight-asian="normal" style:font-name-complex="Lato" style:font-size-complex="16pt" style:font-style-complex="italic" style:font-weight-complex="normal"/>
    </style:style>
    <style:style style:name="T11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3" style:family="text">
      <style:text-properties fo:font-variant="normal" fo:text-transform="none" fo:color="#0277bd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Lato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La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Consola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0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taming magic-links</text:span></text:p>
          </draw:text-box>
        </draw:frame>
        <draw:frame draw:name="Google Shape;81;p1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Aleksa Sarai</text:span></text:p>
            <text:p text:style-name="P1"><text:span text:style-name="T3"><text:a xlink:href="https://github.com/cyphar" xlink:type="simple">github.com/cyphar</text:a></text:span></text:p>
          </draw:text-box>
        </draw:frame>
        <presentation:notes draw:style-name="dp2">
          <draw:page-thumbnail draw:name="Google Shape;77;gc6fa3c898_0_0:notes" draw:style-name="gr1" draw:layer="layout" svg:width="16.933cm" svg:height="9.524cm" svg:x="1.059cm" svg:y="1.905cm" draw:page-number="1" presentation:class="page"/>
          <draw:frame draw:name="Google Shape;78;gc6fa3c898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status" draw:style-name="dp1" draw:master-page-name="TITLE_5f_AND_5f_TWO_5f_COLUMNS" presentation:presentation-page-layout-name="AL2T3">
        <draw:frame draw:name="Google Shape;86;p14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current status</text:span></text:p>
          </draw:text-box>
        </draw:frame>
        <draw:frame draw:name="Google Shape;87;p14" presentation:style-name="pr5" draw:text-style-name="P9" draw:layer="layout" svg:width="8.531cm" svg:height="8.339cm" svg:x="6.668cm" svg:y="4.452cm" presentation:class="outline" presentation:user-transformed="true">
          <draw:text-box>
            <text:p text:style-name="P6"><text:span text:style-name="T5">kernel</text:span></text:p>
            <text:list text:style-name="L5">
              <text:list-item>
                <text:p text:style-name="P7"><text:span text:style-name="T6">openat2</text:span><text:span text:style-name="T7"> merged</text:span></text:p>
              </text:list-item>
              <text:list-item>
                <text:p text:style-name="P8"><text:span text:style-name="T8"><text:a xlink:href="https://github.com/cyphar/linux/tree/magiclink/open_how-reopen" xlink:type="simple">draft patch for magic-link hardening</text:a></text:span></text:p>
              </text:list-item>
            </text:list>
          </draw:text-box>
        </draw:frame>
        <draw:frame draw:name="Google Shape;88;p14" presentation:style-name="pr5" draw:text-style-name="P9" draw:layer="layout" svg:width="8.531cm" svg:height="8.339cm" svg:x="15.696cm" svg:y="4.452cm" presentation:class="outline" presentation:user-transformed="true">
          <draw:text-box>
            <text:p text:style-name="P6"><text:span text:style-name="T5">userspace</text:span></text:p>
            <text:list text:style-name="L5">
              <text:list-item>
                <text:p text:style-name="P7"><text:span text:style-name="T8"><text:a xlink:href="https://github.com/openSUSE/libpathrs" xlink:type="simple">l</text:a></text:span><text:span text:style-name="T8"><text:a xlink:href="https://github.com/openSUSE/libpathrs" xlink:type="simple">ibpathrs</text:a></text:span><text:span text:style-name="T7"><text:s/>in alpha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7">still designing API</text:span></text:p>
                  </text:list-item>
                  <text:list-item>
                    <text:p text:style-name="P10"><text:span text:style-name="T7">core features work</text:span></text:p>
                  </text:list-item>
                  <text:list-item>
                    <text:p text:style-name="P8"><text:span text:style-name="T7">“</text:span><text:span text:style-name="T7">safe procfs” is w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a3c898_0_10:notes" draw:style-name="gr1" draw:layer="layout" svg:width="16.933cm" svg:height="9.524cm" svg:x="1.059cm" svg:y="1.905cm" draw:page-number="2" presentation:class="page"/>
          <draw:frame draw:name="Google Shape;84;gc6fa3c898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why" draw:style-name="dp1" draw:master-page-name="TITLE_5f_AND_5f_BODY" presentation:presentation-page-layout-name="AL3T1">
        <draw:frame draw:name="Google Shape;93;p15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the why</text:span></text:p>
          </draw:text-box>
        </draw:frame>
        <draw:frame draw:name="Google Shape;94;p15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1"><text:span text:style-name="T7">container processes can re-open </text:span><text:span text:style-name="T6">/proc/$pid/exe</text:span><text:span text:style-name="T7"> of the container manager with </text:span><text:span text:style-name="T6">O_RDWR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the current protections against this are awful</text:span></text:p>
                  </text:list-item>
                </text:list>
              </text:list-item>
              <text:list-item>
                <text:p text:style-name="P13"><text:span text:style-name="T7">being able to restrict reopening makes sense</text:span></text:p>
              </text:list-item>
            </text:list>
          </draw:text-box>
        </draw:frame>
        <presentation:notes draw:style-name="dp2">
          <draw:page-thumbnail draw:name="Google Shape;90;g241b449a063_0_0:notes" draw:style-name="gr1" draw:layer="layout" svg:width="16.933cm" svg:height="9.524cm" svg:x="1.059cm" svg:y="1.905cm" draw:page-number="3" presentation:class="page"/>
          <draw:frame draw:name="Google Shape;91;g241b449a063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3T1">
        <draw:frame draw:name="Google Shape;99;p16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9"><text:a xlink:href="https://github.com/cyphar/linux/tree/magiclink/open_how-reopen" xlink:type="simple">the </text:a></text:span><text:span text:style-name="T9"><text:a xlink:href="https://github.com/cyphar/linux/tree/magiclink/open_how-reopen" xlink:type="simple">patchset</text:a></text:span></text:p>
          </draw:text-box>
        </draw:frame>
        <draw:frame draw:name="Google Shape;100;p16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1"><text:span text:style-name="T7">require magic-link reopens be a subset of the magic-link’s mode</text:span></text:p>
              </text:list-item>
            </text:list>
            <text:list text:style-name="L8">
              <text:list-item>
                <text:p text:style-name="P12"><text:span text:style-name="T6">openat(fd, "", O_EMPTYPATH)</text:span></text:p>
              </text:list-item>
            </text:list>
            <text:list text:style-name="L5">
              <text:list-item>
                <text:p text:style-name="P12"><text:span text:style-name="T6">open_how-&gt;reopen</text:span><text:span text:style-name="T7"> mask for restricting reopening</text:span></text:p>
              </text:list-item>
              <text:list-item>
                <text:p text:style-name="P13"><text:span text:style-name="T7">expose the reopening restrictions in </text:span><text:span text:style-name="T6">/proc/$pid/fdinfo</text:span></text:p>
              </text:list-item>
            </text:list>
          </draw:text-box>
        </draw:frame>
        <presentation:notes draw:style-name="dp2">
          <draw:page-thumbnail draw:name="Google Shape;96;g20a31da4dfd_0_26:notes" draw:style-name="gr1" draw:layer="layout" svg:width="16.933cm" svg:height="9.524cm" svg:x="1.059cm" svg:y="1.905cm" draw:page-number="4" presentation:class="page"/>
          <draw:frame draw:name="Google Shape;97;g20a31da4dfd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3T1">
        <draw:frame draw:name="Google Shape;105;p17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9"><text:a xlink:href="https://github.com/cyphar/linux/tree/magiclink/open_how-reopen" xlink:type="simple">the patchset</text:a></text:span></text:p>
          </draw:text-box>
        </draw:frame>
        <draw:frame draw:name="Google Shape;106;p17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1"><text:span text:style-name="T7">require magic-link reopens be a subset of the magic-link’s mode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6">O_PATH</text:span><text:span text:style-name="T7"> of a regular file – allow any reopen</text:span></text:p>
                  </text:list-item>
                  <text:list-item>
                    <text:p text:style-name="P12"><text:span text:style-name="T6">O_PATH</text:span><text:span text:style-name="T7"> of a magic-link – copy the magic-link mode</text:span></text:p>
                  </text:list-item>
                  <text:list-item>
                    <text:p text:style-name="P12"><text:span text:style-name="T6">O_{RDWR,{RD,WR}ONLY}</text:span><text:span text:style-name="T7"> – any subset of the open mode</text:span></text:p>
                  </text:list-item>
                </text:list>
              </text:list-item>
              <text:list-item>
                <text:p text:style-name="P12"><text:span text:style-name="T7">reopens are based on the magic-link mode</text:span></text:p>
                <text:list>
                  <text:list-item>
                    <text:p text:style-name="P13"><text:span text:style-name="T7">… </text:span><text:span text:style-name="T7">which is based on the </text:span><text:span text:style-name="T6">f_m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2;g20a31da4dfd_0_33:notes" draw:style-name="gr1" draw:layer="layout" svg:width="16.933cm" svg:height="9.524cm" svg:x="1.059cm" svg:y="1.905cm" draw:page-number="5" presentation:class="page"/>
          <draw:frame draw:name="Google Shape;103;g20a31da4dfd_0_3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aining issues" draw:style-name="dp1" draw:master-page-name="TITLE_5f_AND_5f_TWO_5f_COLUMNS" presentation:presentation-page-layout-name="AL2T3">
        <draw:frame draw:name="Google Shape;111;p18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remaining issues</text:span></text:p>
          </draw:text-box>
        </draw:frame>
        <draw:frame draw:name="Google Shape;112;p18" presentation:style-name="pr5" draw:text-style-name="P9" draw:layer="layout" svg:width="8.531cm" svg:height="8.339cm" svg:x="6.668cm" svg:y="4.452cm" presentation:class="outline" presentation:user-transformed="true">
          <draw:text-box>
            <text:p text:style-name="P6"><text:span text:style-name="T5">hardening magic-links</text:span></text:p>
            <text:list text:style-name="L5">
              <text:list-item>
                <text:p text:style-name="P7"><text:span text:style-name="T7">do the currently proposed magic-link mode rules make sense?</text:span></text:p>
              </text:list-item>
              <text:list-item>
                <text:p text:style-name="P8"><text:span text:style-name="T7">should we continue to allow mounting on top of symlinks through procfs tricks?</text:span></text:p>
              </text:list-item>
            </text:list>
          </draw:text-box>
        </draw:frame>
        <draw:frame draw:name="Google Shape;113;p18" presentation:style-name="pr5" draw:text-style-name="P9" draw:layer="layout" svg:width="8.531cm" svg:height="8.339cm" svg:x="15.696cm" svg:y="4.452cm" presentation:class="outline" presentation:user-transformed="true">
          <draw:text-box>
            <text:p text:style-name="P6"><text:span text:style-name="T5">magic-link semantics</text:span></text:p>
            <text:list text:style-name="L5">
              <text:list-item>
                <text:p text:style-name="P7"><text:span text:style-name="T7">what magic-link modes make sense for directories?</text:span></text:p>
              </text:list-item>
              <text:list-item>
                <text:p text:style-name="P10"><text:span text:style-name="T7">should we future proof for </text:span><text:span text:style-name="T6">REOPEN_NO_EXEC</text:span><text:span text:style-name="T7">? </text:span></text:p>
              </text:list-item>
              <text:list-item>
                <text:p text:style-name="P8"><text:span text:style-name="T7">path component restrictions would be consistent but tricky…</text:span></text:p>
              </text:list-item>
            </text:list>
          </draw:text-box>
        </draw:frame>
        <presentation:notes draw:style-name="dp2">
          <draw:page-thumbnail draw:name="Google Shape;108;gc6fa3c898_0_22:notes" draw:style-name="gr1" draw:layer="layout" svg:width="16.933cm" svg:height="9.524cm" svg:x="1.059cm" svg:y="1.905cm" draw:page-number="6" presentation:class="page"/>
          <draw:frame draw:name="Google Shape;109;gc6fa3c898_0_2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ling directories" draw:style-name="dp1" draw:master-page-name="TITLE_5f_AND_5f_BODY" presentation:presentation-page-layout-name="AL3T1">
        <draw:frame draw:name="Google Shape;118;p19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handling directories</text:span></text:p>
          </draw:text-box>
        </draw:frame>
        <draw:frame draw:name="Google Shape;119;p19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1"><text:span text:style-name="T7">magic-link mode is based on </text:span><text:span text:style-name="T6">f_mode</text:span></text:p>
              </text:list-item>
              <text:list-item>
                <text:p text:style-name="P12"><text:span text:style-name="T7">… </text:span><text:span text:style-name="T7">and with hardening we want the mode to make sense</text:span></text:p>
              </text:list-item>
              <text:list-item>
                <text:p text:style-name="P12"><text:span text:style-name="T7">… </text:span><text:span text:style-name="T7">however, directories do not have an associated </text:span><text:span text:style-name="T6">f_mode</text:span><text:span text:style-name="T7"> bit</text:span></text:p>
              </text:list-item>
              <text:list-item>
                <text:p text:style-name="P13"><text:span text:style-name="T7">… </text:span><text:span text:style-name="T7">so we cannot have a </text:span><text:span text:style-name="T6">777</text:span><text:span text:style-name="T7"> magic-link mode for open directories</text:span></text:p>
              </text:list-item>
            </text:list>
          </draw:text-box>
        </draw:frame>
        <presentation:notes draw:style-name="dp2">
          <draw:page-thumbnail draw:name="Google Shape;115;g20a31da4dfd_0_21:notes" draw:style-name="gr1" draw:layer="layout" svg:width="16.933cm" svg:height="9.524cm" svg:x="1.059cm" svg:y="1.905cm" draw:page-number="7" presentation:class="page"/>
          <draw:frame draw:name="Google Shape;116;g20a31da4dfd_0_2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ling directories" draw:style-name="dp1" draw:master-page-name="TITLE_5f_AND_5f_BODY" presentation:presentation-page-layout-name="AL3T1">
        <draw:frame draw:name="Google Shape;124;p20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handling directories</text:span></text:p>
          </draw:text-box>
        </draw:frame>
        <draw:frame draw:name="Google Shape;125;p20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1"><text:span text:style-name="T7">should we add an f_mode bit just for this (</text:span><text:span text:style-name="T10">atm</text:span><text:span text:style-name="T7"> cosmetic) feature?</text:span></text:p>
              </text:list-item>
              <text:list-item>
                <text:p text:style-name="P12"><text:span text:style-name="T7">should we even be using the f_mode here?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we need to add </text:span><text:span text:style-name="T6">FMODE_PATH_*</text:span><text:span text:style-name="T7"> anyway …</text:span></text:p>
                  </text:list-item>
                  <text:list-item>
                    <text:p text:style-name="P12"><text:span text:style-name="T7">we need to filter </text:span><text:span text:style-name="T6">f_mode</text:span><text:span text:style-name="T7"> in </text:span><text:span text:style-name="T6">/proc/$pid/fdinfo</text:span><text:span text:style-name="T7"> anyway …</text:span></text:p>
                  </text:list-item>
                </text:list>
              </text:list-item>
              <text:list-item>
                <text:p text:style-name="P13"><text:span text:style-name="T6">readdir</text:span><text:span text:style-name="T7"> is also not restricted, it probably should be?</text:span></text:p>
              </text:list-item>
            </text:list>
          </draw:text-box>
        </draw:frame>
        <presentation:notes draw:style-name="dp2">
          <draw:page-thumbnail draw:name="Google Shape;121;gc6fa3c898_0_16:notes" draw:style-name="gr1" draw:layer="layout" svg:width="16.933cm" svg:height="9.524cm" svg:x="1.059cm" svg:y="1.905cm" draw:page-number="8" presentation:class="page"/>
          <draw:frame draw:name="Google Shape;122;gc6fa3c898_0_1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exec bit" draw:style-name="dp1" draw:master-page-name="TITLE_5f_AND_5f_BODY" presentation:presentation-page-layout-name="AL3T1">
        <draw:frame draw:name="Google Shape;130;p21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the exec bit</text:span></text:p>
          </draw:text-box>
        </draw:frame>
        <draw:frame draw:name="Google Shape;131;p21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1"><text:span text:style-name="T7">currently there’s no restrictions on execution, meaning you cannot create a file descriptor that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cannot be </text:span><text:span text:style-name="T6">fexecve</text:span><text:span text:style-name="T7">’d (files)</text:span></text:p>
                  </text:list-item>
                  <text:list-item>
                    <text:p text:style-name="P12"><text:span text:style-name="T7">cannot be resolved through (directories)</text:span></text:p>
                  </text:list-item>
                </text:list>
              </text:list-item>
              <text:list-item>
                <text:p text:style-name="P12"><text:span text:style-name="T7">should we future-proof the design so we can block this?</text:span></text:p>
              </text:list-item>
              <text:list-item>
                <text:p text:style-name="P13"><text:span text:style-name="T7">should we just implement it now? what about binfmt_script?</text:span></text:p>
              </text:list-item>
            </text:list>
          </draw:text-box>
        </draw:frame>
        <presentation:notes draw:style-name="dp2">
          <draw:page-thumbnail draw:name="Google Shape;127;g20a31da4dfd_0_0:notes" draw:style-name="gr1" draw:layer="layout" svg:width="16.933cm" svg:height="9.524cm" svg:x="1.059cm" svg:y="1.905cm" draw:page-number="9" presentation:class="page"/>
          <draw:frame draw:name="Google Shape;128;g20a31da4dfd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nting on top of symlinks" draw:style-name="dp1" draw:master-page-name="TITLE_5f_AND_5f_BODY" presentation:presentation-page-layout-name="AL3T1">
        <draw:frame draw:name="Google Shape;136;p22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mounting on top of symlinks</text:span></text:p>
          </draw:text-box>
        </draw:frame>
        <draw:frame draw:name="Google Shape;137;p22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1"><text:span text:style-name="T7">currently you can bind-mount a non-dir on top of a symlink by mounting on top of a magic-link to a O_NOFOLLOW to the symlink</text:span></text:p>
              </text:list-item>
              <text:list-item>
                <text:p text:style-name="P12"><text:span text:style-name="T7">this really seems like a bug, and makes certain kinds of hardening impossible (cannot use RESOLVE_NO_XDEV for magic-links since we want to cross a mount)</text:span></text:p>
              </text:list-item>
              <text:list-item>
                <text:p text:style-name="P13"><text:span text:style-name="T7">should we just block it?</text:span></text:p>
              </text:list-item>
            </text:list>
          </draw:text-box>
        </draw:frame>
        <presentation:notes draw:style-name="dp2">
          <draw:page-thumbnail draw:name="Google Shape;133;g20a31da4dfd_0_5:notes" draw:style-name="gr1" draw:layer="layout" svg:width="16.933cm" svg:height="9.524cm" svg:x="1.059cm" svg:y="1.905cm" draw:page-number="10" presentation:class="page"/>
          <draw:frame draw:name="Google Shape;134;g20a31da4dfd_0_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SECTION_5f_TITLE_5f_AND_5f_DESCRIPTION">
        <draw:frame draw:name="Google Shape;142;p23" presentation:style-name="pr17" draw:text-style-name="P16" draw:layer="layout" svg:width="11.236cm" svg:height="3.661cm" svg:x="0.738cm" svg:y="5.313cm" presentation:class="title" presentation:user-transformed="true">
          <draw:text-box>
            <text:p text:style-name="P15"><text:span text:style-name="T11">links</text:span></text:p>
          </draw:text-box>
        </draw:frame>
        <draw:frame draw:name="Google Shape;143;p23" presentation:style-name="pr18" draw:text-style-name="P14" draw:layer="layout" svg:width="10.657cm" svg:height="10.263cm" svg:x="13.721cm" svg:y="2.012cm" presentation:class="outline" presentation:user-transformed="true">
          <draw:text-box>
            <text:p text:style-name="P17"><text:span text:style-name="T12">github.com/cyphar/linux</text:span><text:span text:style-name="T12"><text:line-break/></text:span><text:span text:style-name="T12"><text:tab/></text:span><text:span text:style-name="T13"><text:a xlink:href="https://github.com/cyphar/linux/tree/magiclink/open_how-reopen" xlink:type="simple">magiclink/open_how-reopen</text:a></text:span></text:p>
          </draw:text-box>
        </draw:frame>
        <presentation:notes draw:style-name="dp2">
          <draw:page-thumbnail draw:name="Google Shape;139;gc6fa3c898_0_70:notes" draw:style-name="gr1" draw:layer="layout" svg:width="16.933cm" svg:height="9.524cm" svg:x="1.059cm" svg:y="1.905cm" draw:page-number="11" presentation:class="page"/>
          <draw:frame draw:name="Google Shape;140;gc6fa3c898_0_7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pathrs" draw:style-name="dp1" draw:master-page-name="TITLE_5f_AND_5f_BODY" presentation:presentation-page-layout-name="AL3T1">
        <draw:frame draw:name="Google Shape;148;p24" presentation:style-name="pr7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4">libpathrs</text:span></text:p>
          </draw:text-box>
        </draw:frame>
        <draw:frame draw:name="Google Shape;149;p24" presentation:style-name="pr8" draw:text-style-name="P14" draw:layer="layout" svg:width="17.559cm" svg:height="8.339cm" svg:x="6.695cm" svg:y="4.433cm" presentation:class="outline" presentation:user-transformed="true">
          <draw:text-box>
            <text:list text:style-name="L5">
              <text:list-item>
                <text:p text:style-name="P18"><text:span text:style-name="T7">what should the API look like?</text:span></text:p>
              </text:list-item>
            </text:list>
          </draw:text-box>
        </draw:frame>
        <presentation:notes draw:style-name="dp2">
          <draw:page-thumbnail draw:name="Google Shape;145;g20a31da4dfd_0_53:notes" draw:style-name="gr1" draw:layer="layout" svg:width="16.933cm" svg:height="9.524cm" svg:x="1.059cm" svg:y="1.905cm" draw:page-number="12" presentation:class="page"/>
          <draw:frame draw:name="Google Shape;146;g20a31da4dfd_0_5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6;p2" draw:style-name="Mgr5" draw:text-style-name="MP5" draw:layer="backgroundobjects" svg:width="2.036cm" svg:height="1.866cm" svg:x="1.181cm" svg:y="11.3cm">
        <draw:image xlink:href="Pictures/100002010000080000000755FEA9D9DF1A9B456B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31;p5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2;p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3;p5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;p5" presentation:style-name="TITLE_5f_AND_5f_TWO_5f_COLUMNS-title" draw:layer="backgroundobjects" svg:width="17.559cm" svg:height="1.764cm" svg:x="6.667cm" svg:y="1.6cm" presentation:class="title" presentation:placeholder="true" presentation:user-transformed="true">
        <draw:text-box/>
      </draw:frame>
      <draw:frame draw:name="Google Shape;35;p5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Google Shape;36;p5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Google Shape;37;p5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38;p5" draw:style-name="Mgr5" draw:text-style-name="MP5" draw:layer="backgroundobjects" svg:width="2.036cm" svg:height="1.866cm" svg:x="1.181cm" svg:y="11.3cm">
        <draw:image xlink:href="Pictures/10000201000008000000075581B7AAB6C05A2CD8.png" xlink:type="simple" xlink:show="embed" xlink:actuate="onLoad">
          <text:p/>
        </draw:image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3;p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4;p4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5;p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6;p4" presentation:style-name="TITLE_5f_AND_5f_BODY-title" draw:layer="backgroundobjects" svg:width="17.559cm" svg:height="1.764cm" svg:x="6.667cm" svg:y="1.6cm" presentation:class="title" presentation:placeholder="true" presentation:user-transformed="true">
        <draw:text-box/>
      </draw:frame>
      <draw:frame draw:name="Google Shape;27;p4" presentation:style-name="TITLE_5f_AND_5f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Google Shape;28;p4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9;p4" draw:style-name="Mgr5" draw:text-style-name="MP5" draw:layer="backgroundobjects" svg:width="2.036cm" svg:height="1.866cm" svg:x="1.181cm" svg:y="11.3cm">
        <draw:image xlink:href="Pictures/10000201000008000000075581B7AAB6C05A2CD8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54;p9" draw:style-name="Mgr8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9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6;p9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Google Shape;58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9;p9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60;p9" draw:style-name="Mgr5" draw:text-style-name="MP5" draw:layer="backgroundobjects" svg:width="2.036cm" svg:height="1.866cm" svg:x="1.181cm" svg:y="11.3cm">
        <draw:image xlink:href="Pictures/10000201000008000000075581B7AAB6C05A2CD8.png" xlink:type="simple" xlink:show="embed" xlink:actuate="onLoad">
          <text:p/>
        </draw:image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